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4396in" style:rel-column-width="23087*"/>
    </style:style>
    <style:style style:name="Table1.B" style:family="table-column">
      <style:table-column-properties style:column-width="4.4854in" style:rel-column-width="42448*"/>
    </style:style>
    <style:style style:name="Table1.A1" style:family="table-cell">
      <style:table-cell-properties fo:padding="0in" fo:border="none"/>
    </style:style>
    <style:style style:name="Table1.B2" style:family="table-cell">
      <style:table-cell-properties style:vertical-align="" fo:padding="0in" fo:border="none"/>
    </style:style>
    <style:style style:name="P1" style:family="paragraph" style:parent-style-name="Table_20_Contents">
      <style:text-properties officeooo:rsid="002f48ee" officeooo:paragraph-rsid="002f48ee"/>
    </style:style>
    <style:style style:name="P2" style:family="paragraph" style:parent-style-name="Table_20_Contents">
      <style:paragraph-properties fo:text-align="end" style:justify-single-word="false"/>
      <style:text-properties fo:font-size="12pt" officeooo:rsid="00e0d947" officeooo:paragraph-rsid="00e0d947" style:font-size-asian="12pt" style:font-size-complex="12pt"/>
    </style:style>
    <style:style style:name="P3" style:family="paragraph" style:parent-style-name="Table_20_Contents">
      <style:text-properties fo:font-size="13pt" officeooo:rsid="0017650d" officeooo:paragraph-rsid="00259f4d" style:font-size-asian="13pt" style:font-size-complex="13pt"/>
    </style:style>
    <style:style style:name="P4" style:family="paragraph" style:parent-style-name="Table_20_Contents">
      <style:paragraph-properties fo:text-align="end" style:justify-single-word="false"/>
      <style:text-properties fo:font-size="8pt" officeooo:rsid="00e2a0c8" officeooo:paragraph-rsid="00e2a0c8" style:font-size-asian="12.25pt" style:font-size-complex="14pt"/>
    </style:style>
    <style:style style:name="P5" style:family="paragraph" style:parent-style-name="Standard">
      <style:text-properties officeooo:rsid="00322e4c" officeooo:paragraph-rsid="00259f4d"/>
    </style:style>
    <style:style style:name="P6" style:family="paragraph" style:parent-style-name="Standard">
      <style:text-properties fo:font-size="14pt" fo:language="en" fo:country="US" fo:font-weight="bold" officeooo:rsid="008dca4b" officeooo:paragraph-rsid="008dca4b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2pt" fo:language="en" fo:country="US" fo:font-weight="normal" officeooo:rsid="008dca4b" officeooo:paragraph-rsid="008dca4b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language="en" fo:country="US" fo:font-weight="normal" officeooo:rsid="00d8792b" officeooo:paragraph-rsid="00d8792b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text-properties fo:font-size="12pt" fo:language="en" fo:country="US" fo:font-weight="normal" officeooo:rsid="00f6f7e6" officeooo:paragraph-rsid="00f6f7e6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text-properties fo:font-size="12pt" fo:language="en" fo:country="US" fo:font-weight="normal" officeooo:rsid="00fb56da" officeooo:paragraph-rsid="00fb56da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language="en" fo:country="US" fo:font-weight="normal" officeooo:rsid="00f6f7e6" officeooo:paragraph-rsid="00f6f7e6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language="en" fo:country="US" fo:font-weight="bold" officeooo:rsid="00fb56da" officeooo:paragraph-rsid="00fb56da" style:font-size-asian="10.5pt" style:font-weight-asian="bold" style:font-size-complex="12pt" style:font-weight-complex="bold"/>
    </style:style>
    <style:style style:name="P13" style:family="paragraph" style:parent-style-name="Standard">
      <style:text-properties fo:font-size="12pt" fo:language="en" fo:country="US" fo:font-weight="normal" officeooo:rsid="00fb56da" officeooo:paragraph-rsid="00fb56da" style:font-size-asian="10.5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margin-top="0.0402in" fo:margin-bottom="0.0402in" style:contextual-spacing="false"/>
      <style:text-properties fo:font-size="12pt" fo:language="en" fo:country="US" fo:font-weight="normal" officeooo:rsid="00fb56da" officeooo:paragraph-rsid="00fb56da" style:font-size-asian="10.5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margin-top="0.0402in" fo:margin-bottom="0.0402in" style:contextual-spacing="false"/>
      <style:text-properties fo:font-size="12pt" fo:language="en" fo:country="US" fo:font-weight="normal" officeooo:rsid="00fca7da" officeooo:paragraph-rsid="00fca7da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language="en" fo:country="US" fo:font-weight="normal" officeooo:rsid="00fca7da" officeooo:paragraph-rsid="00fca7da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language="en" fo:country="US" fo:font-weight="bold" officeooo:rsid="00fca7da" officeooo:paragraph-rsid="00fca7da" style:font-size-asian="10.5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normal" officeooo:rsid="00e924bc" officeooo:paragraph-rsid="00f6f7e6" style:font-size-asian="10.5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margin-top="0.0402in" fo:margin-bottom="0.0402in" style:contextual-spacing="false"/>
      <style:text-properties fo:font-size="12pt" fo:font-weight="normal" officeooo:rsid="00fca7da" officeooo:paragraph-rsid="00fca7da" style:font-size-asian="10.5pt" style:font-weight-asian="normal" style:font-size-complex="12pt" style:font-weight-complex="normal"/>
    </style:style>
    <style:style style:name="P20" style:family="paragraph" style:parent-style-name="Standard" style:list-style-name="L3">
      <style:paragraph-properties fo:margin-top="0.0402in" fo:margin-bottom="0.0402in" style:contextual-spacing="false"/>
      <style:text-properties fo:font-size="12pt" fo:font-weight="normal" officeooo:rsid="00fe6516" officeooo:paragraph-rsid="00fe6516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language="en" fo:country="US" fo:font-weight="normal" officeooo:rsid="00d9a6f0" officeooo:paragraph-rsid="00d9a6f0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4pt" fo:language="en" fo:country="US" fo:font-weight="bold" officeooo:rsid="00e924bc" officeooo:paragraph-rsid="00e924bc" style:font-size-asian="10.5pt" style:font-weight-asian="bold" style:font-size-complex="12pt" style:font-weight-complex="bold"/>
    </style:style>
    <style:style style:name="P23" style:family="paragraph" style:parent-style-name="Standard">
      <style:text-properties fo:font-size="12pt" fo:language="en" fo:country="US" fo:font-weight="normal" officeooo:rsid="00e924bc" officeooo:paragraph-rsid="00e924bc" style:font-size-asian="10.5pt" style:font-weight-asian="normal" style:font-size-complex="12pt" style:font-weight-complex="normal"/>
    </style:style>
    <style:style style:name="P24" style:family="paragraph" style:parent-style-name="Standard" style:list-style-name="L4">
      <style:paragraph-properties fo:margin-top="0.0402in" fo:margin-bottom="0.0402in" style:contextual-spacing="false"/>
      <style:text-properties fo:font-size="12pt" fo:language="en" fo:country="US" fo:font-weight="normal" officeooo:rsid="00e924bc" officeooo:paragraph-rsid="00e924bc" style:font-size-asian="10.5pt" style:font-weight-asian="normal" style:font-size-complex="12pt" style:font-weight-complex="normal"/>
    </style:style>
    <style:style style:name="P25" style:family="paragraph" style:parent-style-name="Standard" style:list-style-name="L4">
      <style:paragraph-properties fo:margin-top="0.0402in" fo:margin-bottom="0.0402in" style:contextual-spacing="false"/>
      <style:text-properties fo:font-size="12pt" fo:language="en" fo:country="US" fo:font-weight="normal" officeooo:rsid="00e924bc" officeooo:paragraph-rsid="00fb56da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4253d0" officeooo:paragraph-rsid="004253d0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4pt" fo:font-weight="bold" officeooo:rsid="00322e4c" officeooo:paragraph-rsid="004ea21b" style:font-size-asian="12.25pt" style:font-weight-asian="bold" style:font-size-complex="14pt" style:font-weight-complex="bold"/>
    </style:style>
    <style:style style:name="P28" style:family="paragraph" style:parent-style-name="Standard">
      <style:text-properties fo:font-size="12pt" fo:font-weight="normal" officeooo:rsid="00322e4c" officeooo:paragraph-rsid="004ea21b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8c0e1f" officeooo:paragraph-rsid="008dca4b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4pt" fo:font-style="normal" fo:font-weight="bold" officeooo:rsid="00df7e16" officeooo:paragraph-rsid="00efa411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text-properties fo:font-size="12pt" fo:font-style="normal" fo:font-weight="normal" officeooo:rsid="00df7e16" officeooo:paragraph-rsid="00efa411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5">
      <style:paragraph-properties fo:margin-top="0.0402in" fo:margin-bottom="0.0402in" style:contextual-spacing="false"/>
      <style:text-properties fo:font-size="12pt" fo:font-style="normal" fo:font-weight="normal" officeooo:rsid="00df7e16" officeooo:paragraph-rsid="00efa411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5">
      <style:paragraph-properties fo:margin-top="0.0402in" fo:margin-bottom="0.0402in" style:contextual-spacing="false"/>
      <style:text-properties fo:font-size="12pt" fo:font-style="normal" fo:font-weight="normal" officeooo:rsid="00efa411" officeooo:paragraph-rsid="00efa411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margin-top="0.0402in" fo:margin-bottom="0.0402in" style:contextual-spacing="false"/>
      <style:text-properties fo:font-size="12pt" fo:font-style="normal" fo:font-weight="normal" officeooo:rsid="00efa411" officeooo:paragraph-rsid="00efa411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fo:font-size="14pt" fo:font-weight="bold" officeooo:rsid="00f2641c" officeooo:paragraph-rsid="00e0d947" style:font-size-asian="10.5pt" style:font-weight-asian="bold" style:font-size-complex="12pt" style:font-weight-complex="bold"/>
    </style:style>
    <style:style style:name="P36" style:family="paragraph" style:parent-style-name="Standard">
      <style:text-properties fo:font-size="12pt" fo:font-weight="normal" officeooo:rsid="00f2641c" officeooo:paragraph-rsid="00e0d947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8c0e1f" officeooo:paragraph-rsid="00dbf170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dbf170" officeooo:paragraph-rsid="00e0d947" style:font-size-asian="10.5pt" style:font-weight-asian="normal" style:font-size-complex="12pt" style:font-weight-complex="normal"/>
    </style:style>
    <style:style style:name="P39" style:family="paragraph" style:parent-style-name="Standard">
      <style:text-properties style:font-name="Consolas" fo:font-size="12pt" fo:font-weight="normal" officeooo:rsid="00dbf170" officeooo:paragraph-rsid="00e0d947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fo:font-style="normal" fo:font-weight="normal" officeooo:rsid="00dbf170" officeooo:paragraph-rsid="00dbf170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fo:font-size="12pt" fo:font-style="normal" fo:font-weight="normal" officeooo:rsid="00dbf170" officeooo:paragraph-rsid="00e0d947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style:font-name="Consolas" fo:font-size="12pt" fo:font-style="normal" fo:font-weight="normal" officeooo:rsid="00dbf170" officeooo:paragraph-rsid="00e0d947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fo:font-size="12pt" fo:font-style="normal" fo:font-weight="normal" officeooo:rsid="00df7e16" officeooo:paragraph-rsid="00df7e16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ee3039"/>
    </style:style>
    <style:style style:name="T2" style:family="text">
      <style:text-properties officeooo:rsid="00f53ccf"/>
    </style:style>
    <style:style style:name="T3" style:family="text">
      <style:text-properties officeooo:rsid="00f6f7e6"/>
    </style:style>
    <style:style style:name="T4" style:family="text">
      <style:text-properties officeooo:rsid="00fca7da"/>
    </style:style>
    <style:style style:name="T5" style:family="text">
      <style:text-properties fo:language="en" fo:country="US"/>
    </style:style>
    <style:style style:name="T6" style:family="text">
      <style:text-properties officeooo:rsid="00fb56da"/>
    </style:style>
    <style:style style:name="T7" style:family="text">
      <style:text-properties officeooo:rsid="004ea21b"/>
    </style:style>
    <style:style style:name="T8" style:family="text">
      <style:text-properties officeooo:rsid="00fe6516"/>
    </style:style>
    <style:style style:name="T9" style:family="text">
      <style:text-properties officeooo:rsid="00e90a4d"/>
    </style:style>
    <style:style style:name="T10" style:family="text">
      <style:text-properties officeooo:rsid="00c7ef89"/>
    </style:style>
    <style:style style:name="T11" style:family="text">
      <style:text-properties officeooo:rsid="00f39eb0"/>
    </style:style>
    <style:style style:name="T12" style:family="text">
      <style:text-properties style:font-name="Consolas" officeooo:rsid="00f39eb0"/>
    </style:style>
    <style:style style:name="T13" style:family="text">
      <style:text-properties officeooo:rsid="00e0d947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font-name="Courier New" fo:font-style="italic" style:font-style-asian="italic" style:font-style-complex="itali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T2<text:span text:style-name="T1">43</text:span></text:p>
          </table:table-cell>
          <table:table-cell table:style-name="Table1.A1" office:value-type="string">
            <text:p text:style-name="P2"><text:span text:style-name="T2">Project</text:span> <text:span text:style-name="T1">1</text:span></text:p>
          </table:table-cell>
        </table:table-row>
        <table:table-row>
          <table:table-cell table:style-name="Table1.A1" office:value-type="string">
            <text:p text:style-name="P3">Score: ______/<text:span text:style-name="T3">50</text:span></text:p>
          </table:table-cell>
          <table:table-cell table:style-name="Table1.B2" office:value-type="string">
            <text:p text:style-name="P4">v1.<text:span text:style-name="T2">0</text:span></text:p>
          </table:table-cell>
        </table:table-row>
      </table:table>
      <text:p text:style-name="P5"/>
      <text:p text:style-name="P6">Specifications</text:p>
      <text:p text:style-name="P7"/>
      <text:p text:style-name="P8">In this project, you will create a Vue.js Single Page Application (SPA) with two distinct pages:</text:p>
      <text:p text:style-name="P8"/>
      <text:list text:style-name="L1">
        <text:list-item>
          <text:p text:style-name="P9">Guessing game</text:p>
        </text:list-item>
        <text:list-item>
          <text:p text:style-name="P10">About</text:p>
        </text:list-item>
      </text:list>
      <text:p text:style-name="P11"/>
      <text:p text:style-name="P11">Each page should demonstrate your understanding of Vue.js concepts such as components and event handling.</text:p>
      <text:p text:style-name="P11"/>
      <text:p text:style-name="P12">Guessing Game <text:span text:style-name="T4">Page</text:span></text:p>
      <text:p text:style-name="P13"/>
      <text:list text:style-name="L2">
        <text:list-item>
          <text:p text:style-name="P14">Implement a number guessing game with the following features:</text:p>
          <text:list>
            <text:list-item>
              <text:p text:style-name="P14">Core Functionality:</text:p>
              <text:list>
                <text:list-item>
                  <text:p text:style-name="P14">The user must guess a randomly generated number between 1 and N (default to 100).</text:p>
                </text:list-item>
                <text:list-item>
                  <text:p text:style-name="P14">After each guess, display feedback such as “Too High” or “Too Low.”</text:p>
                </text:list-item>
                <text:list-item>
                  <text:p text:style-name="P14">Keep a list of all previous guesses and display them to the user.</text:p>
                </text:list-item>
              </text:list>
            </text:list-item>
            <text:list-item>
              <text:p text:style-name="P14">User Controls:</text:p>
              <text:list>
                <text:list-item>
                  <text:p text:style-name="P14">Allow the user to set the upper bound of the random number (default: 100).</text:p>
                </text:list-item>
                <text:list-item>
                  <text:p text:style-name="P14">Allow the user to set the maximum number of guesses (default: <text:span text:style-name="T4">N/20 where N is the upper bound for the number</text:span>).</text:p>
                  <text:list>
                    <text:list-item>
                      <text:p text:style-name="P15">If the user changes the upper bound, the maximum number of guesses should automatically update.</text:p>
                    </text:list-item>
                  </text:list>
                </text:list-item>
              </text:list>
            </text:list-item>
            <text:list-item>
              <text:p text:style-name="P15">Game End:</text:p>
              <text:list>
                <text:list-item>
                  <text:p text:style-name="P15">Notify the user if they win, lose, or run out of guesses.</text:p>
                </text:list-item>
                <text:list-item>
                  <text:p text:style-name="P15">Provide a button to restart the game with a new random number.</text:p>
                </text:list-item>
              </text:list>
            </text:list-item>
          </text:list>
        </text:list-item>
      </text:list>
      <text:p text:style-name="P16"/>
      <text:p text:style-name="P17">About Page</text:p>
      <text:p text:style-name="P18"><text:span text:style-name="T5"/></text:p>
      <text:list text:style-name="L3">
        <text:list-item>
          <text:p text:style-name="P19"><text:span text:style-name="T5">Display information about you, including:</text:span></text:p>
          <text:list>
            <text:list-item>
              <text:p text:style-name="P19"><text:span text:style-name="T5">Your name and South Hill username.</text:span></text:p>
            </text:list-item>
            <text:list-item>
              <text:p text:style-name="P20"><text:span text:style-name="T5">The class code and name.</text:span></text:p>
            </text:list-item>
            <text:list-item>
              <text:p text:style-name="P19"><text:span text:style-name="T5">A link to your GitHub account.</text:span></text:p>
            </text:list-item>
          </text:list>
        </text:list-item>
      </text:list>
      <text:p text:style-name="P21"/>
      <text:p text:style-name="P22">Constraints</text:p>
      <text:p text:style-name="P23"/>
      <text:list text:style-name="L4">
        <text:list-item>
          <text:p text:style-name="P24">Use Vue Router to handle navigation between the two pages.</text:p>
        </text:list-item>
        <text:list-item>
          <text:p text:style-name="P24">Implement a navigation bar to allow users to easily switch between the <text:span text:style-name="T6">two pages</text:span>.</text:p>
          <text:list>
            <text:list-item>
              <text:p text:style-name="P24"><text:soft-page-break/>The navigation bar should remain visible at the top of the application and include links for both pages.</text:p>
            </text:list-item>
            <text:list-item>
              <text:p text:style-name="P24">Use Vue Router’s router-link components to enable navigation without full-page reloads.</text:p>
            </text:list-item>
          </text:list>
        </text:list-item>
        <text:list-item>
          <text:p text:style-name="P24">The application should have a clean and visually appealing design. You are encouraged to use a library like Bootstrap for styling.</text:p>
        </text:list-item>
        <text:list-item>
          <text:p text:style-name="P24">Include a footer that is displayed on every page.</text:p>
          <text:list>
            <text:list-item>
              <text:p text:style-name="P25">The footer should include your name <text:span text:style-name="T6">and a copyright year that is not hard-coded.</text:span></text:p>
            </text:list-item>
            <text:list-item>
              <text:p text:style-name="P25">Similar to the navigation bar, the footer should remain consistent across all pages.</text:p>
            </text:list-item>
          </text:list>
        </text:list-item>
      </text:list>
      <text:p text:style-name="P26"/>
      <text:p text:style-name="P27">S<text:span text:style-name="T7">ubmission</text:span></text:p>
      <text:p text:style-name="P28"/>
      <text:p text:style-name="P29">The submission for this <text:span text:style-name="T8">project</text:span> is the commit ID <text:span text:style-name="T9">for the commit</text:span> you want graded. <text:span text:style-name="T10">S</text:span>ubmit the commit ID on Canvas.</text:p>
      <text:p text:style-name="P29"/>
      <text:p text:style-name="P30">Tips</text:p>
      <text:p text:style-name="P31"/>
      <text:list text:style-name="L5">
        <text:list-item>
          <text:p text:style-name="P32">Check the README.md file that gets generated with your Vue project if you forgot some commands.</text:p>
          <text:list>
            <text:list-item>
              <text:p text:style-name="P33">Use of the CLI shouldn’t be needed.</text:p>
            </text:list-item>
          </text:list>
        </text:list-item>
      </text:list>
      <text:p text:style-name="P34"/>
      <text:p text:style-name="P35">NPM CLI Syntax</text:p>
      <text:p text:style-name="P36"/>
      <text:p text:style-name="P36">In case <text:span text:style-name="T1">PhpStorm</text:span> does not create the projects correctly, you can use the following sections for instructions on the CLI. If you need to create <text:span text:style-name="T11">your app via the CLI, remember to </text:span><text:span text:style-name="T12">cd</text:span><text:span text:style-name="T11"> into the directory created.</text:span></text:p>
      <text:p text:style-name="P37"/>
      <text:p text:style-name="P38">To <text:span text:style-name="T13">create</text:span> the project:</text:p>
      <text:p text:style-name="P39">vue create <text:span text:style-name="T14">&lt;project-name&gt;</text:span></text:p>
      <text:p text:style-name="P40"/>
      <text:p text:style-name="P41">Install Vue Router:</text:p>
      <text:p text:style-name="P42">npm install vue-router</text:p>
      <text:p text:style-name="P40"/>
      <text:p text:style-name="P41">Install<text:span text:style-name="T13">ing</text:span> Bootstrap:</text:p>
      <text:p text:style-name="P42">npm install bootstrap</text:p>
      <text:p text:style-name="P40"><text:span text:style-name="T15"/></text:p>
      <text:p text:style-name="P4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holas Page</meta:initial-creator>
    <meta:creation-date>2022-08-18T14:27:38.461000000</meta:creation-date>
    <dc:date>2024-12-15T19:17:12.250270638</dc:date>
    <meta:editing-duration>PT17H3M24S</meta:editing-duration>
    <meta:editing-cycles>115</meta:editing-cycles>
    <meta:generator>LibreOffice/24.8.3.2$Linux_X86_64 LibreOffice_project/480$Build-2</meta:generator>
    <dc:creator>Nicholas Page</dc:creator>
    <meta:document-statistic meta:table-count="1" meta:image-count="0" meta:object-count="0" meta:page-count="2" meta:paragraph-count="49" meta:word-count="440" meta:character-count="2459" meta:non-whitespace-character-count="2096"/>
  </office:meta>
</office:document-meta>
</file>